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81cm" draw:marker-start-width="0.321cm" draw:marker-end-width="0.321cm" draw:fill-color="#ffffff" draw:textarea-horizontal-align="justify" draw:textarea-vertical-align="middle" draw:auto-grow-height="false" fo:min-height="5.63cm" fo:min-width="17.191cm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Long_20_Dash" svg:stroke-width="0.081cm" draw:marker-start-width="0.321cm" draw:marker-end-width="0.321cm" draw:fill-color="#ffffff" draw:textarea-horizontal-align="justify" draw:textarea-vertical-align="middle" draw:auto-grow-height="false" fo:min-height="14.683cm" fo:min-width="16.211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157cm" fo:min-width="16.2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6.398cm" fo:min-width="16.1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1.929cm" fo:min-width="16.6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Roboto" fo:font-size="22pt" fo:font-weight="bold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size="22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6.604cm" svg:x="1.508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8.415cm" svg:height="16.637cm" svg:x="1.508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668cm" svg:height="1.778cm" svg:x="5.445cm" svg:y="0.746cm">
          <draw:text-box>
            <text:p text:style-name="P2">Api</text:p>
          </draw:text-box>
        </draw:frame>
        <draw:frame draw:style-name="gr4" draw:text-style-name="P3" draw:layer="layout" svg:width="10.668cm" svg:height="1.343cm" svg:x="5.318cm" svg:y="8.62cm">
          <draw:text-box>
            <text:p text:style-name="P2">Identity</text:p>
          </draw:text-box>
        </draw:frame>
        <draw:custom-shape draw:style-name="gr5" draw:text-style-name="P5" draw:layer="layout" svg:width="17.018cm" svg:height="2.667cm" svg:x="2.143cm" svg:y="2.343cm">
          <text:p text:style-name="P4"><text:span text:style-name="T1">OpenIdConnect ApiScope Protection:</text:span></text:p>
          <text:list text:style-name="L1">
            <text:list-item>
              <text:p text:style-name="P4"><text:span text:style-name="T2">Provides base-level security by requiring the api’s specific scope</text:span><text:span text:style-name="T2"><text:line-break/></text:span><text:span text:style-name="T2">to acces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7.399cm" svg:height="7.366cm" svg:x="2.016cm" svg:y="10.779cm">
          <text:p text:style-name="P4"><text:span text:style-name="T1">gRPC Services that react to client calls:</text:span></text:p>
          <text:p text:style-name="P4"><text:span text:style-name="T2">Pros:</text:span></text:p>
          <text:list text:style-name="L1">
            <text:list-item>
              <text:p text:style-name="P4"><text:span text:style-name="T2">Contractual communication means minimal shared DTOs, the proto</text:span><text:span text:style-name="T2"><text:line-break/></text:span><text:span text:style-name="T2">itself represents the data required to authorize.</text:span></text:p>
            </text:list-item>
            <text:list-item>
              <text:p text:style-name="P4"><text:span text:style-name="T2">Works with existing imperative authorization via ASP.NET Core.</text:span></text:p>
            </text:list-item>
          </text:list>
          <text:p text:style-name="P4"><text:span text:style-name="T2">Cons:</text:span></text:p>
          <text:list text:continue-numbering="true" text:style-name="L1">
            <text:list-item>
              <text:p text:style-name="P4"><text:span text:style-name="T2">Developers must use imperative authorization.</text:span></text:p>
            </text:list-item>
            <text:list-item>
              <text:p text:style-name="P4"><text:span text:style-name="T2">Potential confusion about which service has what unit tests, api</text:span><text:span text:style-name="T2"><text:line-break/></text:span><text:span text:style-name="T2">may have breaking changes introduced by the idp.</text:span></text:p>
            </text:list-item>
            <text:list-item>
              <text:p text:style-name="P4"><text:span text:style-name="T2">AuthorizationRequirements now also require gRPC protos + </text:span><text:span text:style-name="T2"><text:line-break/></text:span><text:span text:style-name="T2">Service methods (i.e. more code to do the same thing).</text:span></text:p>
              <text:p text:style-name="P4"><text:span text:style-name="T2"/></text:p>
            </text:list-item>
          </text:list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7.018cm" svg:height="2.667cm" svg:x="2.143cm" svg:y="5.318cm">
          <text:p text:style-name="P4"><text:span text:style-name="T1">gRPC Client(s):</text:span></text:p>
          <text:list text:style-name="L1">
            <text:list-item>
              <text:p text:style-name="P4"><text:span text:style-name="T2">Clients for specific gRPC calls are used directly in apicontroller</text:span><text:span text:style-name="T2"><text:line-break/></text:span><text:span text:style-name="T2">code to send/receive authorization decision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7.399cm" svg:height="2.413cm" svg:x="1.889cm" svg:y="18.399cm">
          <text:p text:style-name="P4"><text:span text:style-name="T1">IAuthorizationEvaluator:</text:span></text:p>
          <text:list text:style-name="L1">
            <text:list-item>
              <text:p text:style-name="P4"><text:span text:style-name="T2">Works with gRPC Services and underlying ASP.NET Core imperative</text:span><text:span text:style-name="T2"><text:line-break/></text:span><text:span text:style-name="T2">authorization Requirements.</text:span></text:p>
              <text:p text:style-name="P4"><text:span text:style-name="T2"/></text:p>
            </text:list-item>
          </text:list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7.399cm" svg:height="2.413cm" svg:x="1.889cm" svg:y="21.066cm">
          <text:p text:style-name="P4"><text:span text:style-name="T1">Authorization Requirements:</text:span></text:p>
          <text:list text:style-name="L1">
            <text:list-item>
              <text:p text:style-name="P4"><text:span text:style-name="T2">Exactly the same as normal framework Requirements used for </text:span><text:span text:style-name="T2"><text:line-break/></text:span><text:span text:style-name="T2">imperative authorization.</text:span></text:p>
              <text:p text:style-name="P4"><text:span text:style-name="T2"/></text:p>
            </text:list-item>
          </text:list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23T15:36:46.878000000</meta:creation-date>
    <dc:date>2020-12-23T16:10:18.927000000</dc:date>
    <meta:editing-duration>PT33M25S</meta:editing-duration>
    <meta:editing-cycles>21</meta:editing-cycles>
    <meta:generator>LibreOffice/6.4.0.3$Windows_X86_64 LibreOffice_project/b0a288ab3d2d4774cb44b62f04d5d28733ac6df8</meta:generator>
    <meta:document-statistic meta:object-count="9"/>
  </office:meta>
</office:document-meta>
</file>